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5000001834E501AF8FF469A54.png" manifest:media-type="image/png"/>
  <manifest:file-entry manifest:full-path="Pictures/1000E7280000479D000032920417243D9946833A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32cm" svg:height="12.945cm" svg:x="0cm" svg:y="0cm">
          <draw:image xlink:href="Pictures/1000E7280000479D000032920417243D9946833A.emf" xlink:type="simple" xlink:show="embed" xlink:actuate="onLoad" draw:mime-type="image/x-emf">
            <text:p/>
          </draw:image>
          <draw:image xlink:href="Pictures/1000000100000225000001834E501AF8FF469A5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332cm" fo:page-height="12.9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39:26.533813061</dc:date>
    <meta:editing-duration>PT34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